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03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Problema 1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2" office:value-type="string" calcext:value-type="string">
            <text:p>Peso medio:</text:p>
          </table:table-cell>
          <table:table-cell office:value-type="float" office:value="9.3" calcext:value-type="float">
            <text:p>9,3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Varianza:</text:p>
          </table:table-cell>
          <table:table-cell office:value-type="float" office:value="0.4" calcext:value-type="float">
            <text:p>0,4</text:p>
          </table:table-cell>
          <table:table-cell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2" office:value-type="string" calcext:value-type="string">
            <text:p>N. pacchi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2"/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2" office:value-type="string" calcext:value-type="string">
            <text:p>Dev. Standard:</text:p>
          </table:table-cell>
          <table:table-cell table:formula="of:=[.B4]^(1/2)" office:value-type="float" office:value="0.632455532033676" calcext:value-type="float">
            <text:p>0,632455532033676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uperiore di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Prob.</text:p>
          </table:table-cell>
          <table:table-cell table:formula="of:=1 - COM.MICROSOFT.NORM.DIST([.B12];[.B3];[.B10];1)" office:value-type="float" office:value="0.134190813646381" calcext:value-type="float">
            <text:p>0,134190813646381</text:p>
          </table:table-cell>
          <table:table-cell table:number-columns-repeated="2"/>
          <table:table-cell table:style-name="ce2" office:value-type="string" calcext:value-type="string">
            <text:p>N. pacchi &gt; 10Kg:</text:p>
          </table:table-cell>
          <table:table-cell table:formula="of:=[.B7]*[.B13]" office:value-type="float" office:value="2.68381627292761" calcext:value-type="float">
            <text:p>2,68381627292761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Compreso tra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e</text:p>
          </table:table-cell>
          <table:table-cell office:value-type="float" office:value="9.4" calcext:value-type="float">
            <text:p>9,4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Dist. Normale min</text:p>
          </table:table-cell>
          <table:table-cell table:formula="of:=COM.MICROSOFT.NORM.DIST([.B15]; [.B3]; [.B10];1)" office:value-type="float" office:value="0.263544628432769" calcext:value-type="float">
            <text:p>0,263544628432769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Dist. Normale max</text:p>
          </table:table-cell>
          <table:table-cell table:formula="of:=COM.MICROSOFT.NORM.DIST([.D15]; [.B3];[.B10];1)" office:value-type="float" office:value="0.562816469418554" calcext:value-type="float">
            <text:p>0,562816469418554</text:p>
          </table:table-cell>
          <table:table-cell table:number-columns-repeated="7"/>
        </table:table-row>
        <table:table-row table:style-name="ro2">
          <table:table-cell/>
          <table:table-cell table:formula="of:=[.B17]-[.B16]" office:value-type="float" office:value="0.299271840985785" calcext:value-type="float">
            <text:p>0,299271840985785</text:p>
          </table:table-cell>
          <table:table-cell table:number-columns-repeated="2"/>
          <table:table-cell table:style-name="ce2" office:value-type="string" calcext:value-type="string">
            <text:p>N. pacchi[8,9-9,4]:</text:p>
          </table:table-cell>
          <table:table-cell table:formula="of:=[.B18]*[.B7]" office:value-type="float" office:value="5.9854368197157" calcext:value-type="float">
            <text:p>5,9854368197157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Problema 2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,18</text:p>
          </table:table-cell>
          <table:table-cell office:value-type="float" office:value="1.2" calcext:value-type="float">
            <text:p>1,2</text:p>
          </table:table-cell>
          <table:table-cell office:value-type="float" office:value="1.22" calcext:value-type="float">
            <text:p>1,22</text:p>
          </table:table-cell>
          <table:table-cell office:value-type="float" office:value="1.33" calcext:value-type="float">
            <text:p>1,33</text:p>
          </table:table-cell>
          <table:table-cell office:value-type="float" office:value="1.35" calcext:value-type="float">
            <text:p>1,35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2" office:value-type="string" calcext:value-type="string">
            <text:p>Pearson:</text:p>
          </table:table-cell>
          <table:table-cell table:formula="of:=PEARSON([.A23:.I23]; [.A22:.I22])" office:value-type="float" office:value="0.98303002158183" calcext:value-type="float">
            <text:p>0,98303002158183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Covarianza:</text:p>
          </table:table-cell>
          <table:table-cell table:formula="of:=COVAR([.A22:.I22];[.A23:.I23])" office:value-type="float" office:value="0.47" calcext:value-type="float">
            <text:p>0,47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style-name="ce2" office:value-type="string" calcext:value-type="string">
            <text:p>Retta regress.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q</text:p>
          </table:table-cell>
          <table:table-cell table:number-columns-repeated="6"/>
        </table:table-row>
        <table:table-row table:style-name="ro2">
          <table:table-cell/>
          <table:table-cell table:formula="of:=SLOPE([.A23:.I23];[.A22:.I22])" office:value-type="float" office:value="0.0705" calcext:value-type="float">
            <text:p>0,0705</text:p>
          </table:table-cell>
          <table:table-cell table:formula="of:=INTERCEPT([.A23:.I23];[.A22:.I22])" office:value-type="float" office:value="0.750833333333333" calcext:value-type="float">
            <text:p>0,750833333333333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2" office:value-type="string" calcext:value-type="string">
            <text:p>Volume dicembre:</text:p>
          </table:table-cell>
          <table:table-cell table:formula="of:=TREND([.A23:.I23]; [.A22:.I22]; 12)" office:value-type="float" office:value="1.59683333333333" calcext:value-type="float">
            <text:p>1,5968333333333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21:24:48.48539314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3T20:34:47.358628451</meta:creation-date>
    <meta:generator>LibreOffice/7.1.0.3$Linux_X86_64 LibreOffice_project/10$Build-3</meta:generator>
    <dc:date>2021-02-13T21:30:48.574024413</dc:date>
    <meta:editing-duration>PT28M25S</meta:editing-duration>
    <meta:editing-cycles>21</meta:editing-cycles>
    <meta:document-statistic meta:table-count="1" meta:cell-count="56" meta:object-count="0"/>
  </office:meta>
</office:document-meta>
</file>